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100000DB472F77CDA8646D6B0.png" manifest:media-type="image/png"/>
  <manifest:file-entry manifest:full-path="Pictures/10000000000009B100000DB4E30D544CFA8F619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Minion Pro" svg:font-family="'Minion Pro'"/>
    <style:font-face style:name="OpenSymbol" svg:font-family="OpenSymbol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3pt" fo:font-weight="normal" officeooo:rsid="0004b338" officeooo:paragraph-rsid="000aa1cf" style:font-size-asian="11.3500003814697pt" style:font-weight-asian="normal" style:font-size-complex="13pt" style:font-weight-complex="normal"/>
    </style:style>
    <style:style style:name="P2" style:family="paragraph" style:parent-style-name="Standard">
      <style:text-properties officeooo:rsid="0020b59b" officeooo:paragraph-rsid="0025a8f9"/>
    </style:style>
    <style:style style:name="P3" style:family="paragraph" style:parent-style-name="Standard">
      <style:text-properties fo:color="#ff6600" fo:font-size="16pt" style:text-underline-style="solid" style:text-underline-width="auto" style:text-underline-color="font-color" fo:font-weight="bold" officeooo:rsid="001953f4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31704d" officeooo:paragraph-rsid="0031704d"/>
    </style:style>
    <style:style style:name="P5" style:family="paragraph" style:parent-style-name="Text_20_body">
      <style:text-properties fo:color="#000000" style:font-name="Ubuntu1" fo:font-size="12pt" fo:font-style="normal" fo:font-weight="normal" officeooo:rsid="000caeee" officeooo:paragraph-rsid="00198a33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paragraph-properties fo:text-align="end" style:justify-single-word="false"/>
      <style:text-properties fo:color="#000000" style:font-name="Ubuntu1" fo:font-size="12pt" fo:font-style="normal" fo:font-weight="normal" officeooo:rsid="0035e0e4" officeooo:paragraph-rsid="0035e0e4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fo:color="#000000" style:font-name="Ubuntu1" fo:font-size="12pt" fo:font-style="normal" fo:font-weight="normal" officeooo:rsid="0031704d" officeooo:paragraph-rsid="0031704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Text_20_body" style:list-style-name="L1">
      <style:text-properties officeooo:paragraph-rsid="0031704d"/>
    </style:style>
    <style:style style:name="P10" style:family="paragraph" style:parent-style-name="Text_20_body" style:list-style-name="L1">
      <style:text-properties fo:color="#000000" style:font-name="Ubuntu1" fo:font-size="14pt" fo:font-style="normal" fo:font-weight="bold" officeooo:rsid="004159da" officeooo:paragraph-rsid="004159da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Text_20_body" style:list-style-name="L1">
      <style:text-properties fo:color="#000000" style:font-name="Ubuntu1" fo:font-size="14pt" fo:font-style="normal" fo:font-weight="bold" officeooo:rsid="0031704d" officeooo:paragraph-rsid="00378e20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Text_20_body" style:list-style-name="L1">
      <style:text-properties fo:color="#000000" style:font-name="Ubuntu1" fo:font-size="14pt" fo:font-style="normal" fo:font-weight="bold" officeooo:rsid="0031704d" officeooo:paragraph-rsid="003d2dd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 style:list-style-name="L1">
      <style:text-properties fo:color="#000000" style:font-name="Ubuntu1" fo:font-size="14pt" fo:font-style="normal" fo:font-weight="bold" officeooo:rsid="0031704d" officeooo:paragraph-rsid="0031704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style:text-properties fo:color="#000000" style:font-name="Ubuntu1" fo:font-size="14pt" fo:font-style="normal" fo:font-weight="bold" officeooo:rsid="0031704d" officeooo:paragraph-rsid="003d2dd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 style:list-style-name="L1">
      <style:text-properties fo:color="#000000" style:font-name="Ubuntu1" fo:font-size="14pt" fo:font-style="normal" fo:font-weight="bold" officeooo:rsid="0034185c" officeooo:paragraph-rsid="00378e20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 style:list-style-name="L1">
      <style:text-properties fo:color="#000000" style:font-name="Ubuntu1" fo:font-size="14pt" fo:font-style="normal" fo:font-weight="bold" officeooo:rsid="00378e20" officeooo:paragraph-rsid="00378e20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 style:list-style-name="L1">
      <style:text-properties fo:color="#000000" style:font-name="Ubuntu1" fo:font-size="12pt" fo:font-style="normal" fo:font-weight="normal" officeooo:rsid="004159da" officeooo:paragraph-rsid="004159da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1">
      <style:text-properties fo:color="#000000" style:font-name="Ubuntu1" fo:font-size="12pt" fo:font-style="normal" fo:font-weight="normal" officeooo:rsid="00422513" officeooo:paragraph-rsid="004713d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1">
      <style:text-properties fo:color="#000000" style:font-name="Ubuntu1" fo:font-size="12pt" fo:font-style="normal" fo:font-weight="normal" officeooo:rsid="0031704d" officeooo:paragraph-rsid="0031704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 style:list-style-name="L1">
      <style:text-properties fo:color="#000000" style:font-name="Ubuntu1" fo:font-size="12pt" fo:font-style="normal" fo:font-weight="normal" officeooo:rsid="00392ad2" officeooo:paragraph-rsid="00392ad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1">
      <style:text-properties fo:color="#000000" style:font-name="Ubuntu1" fo:font-size="12pt" fo:font-style="normal" fo:font-weight="normal" officeooo:rsid="0034185c" officeooo:paragraph-rsid="0034185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L1">
      <style:text-properties fo:color="#000000" style:font-name="Ubuntu1" fo:font-size="12pt" fo:font-style="normal" fo:font-weight="normal" officeooo:rsid="00378e20" officeooo:paragraph-rsid="00378e2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 style:list-style-name="L1">
      <style:text-properties fo:color="#000000" style:font-name="Ubuntu1" fo:font-size="12pt" fo:font-style="normal" fo:font-weight="normal" officeooo:rsid="003a5a9d" officeooo:paragraph-rsid="003a5a9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 style:list-style-name="L1">
      <style:text-properties officeooo:rsid="00450bbc" officeooo:paragraph-rsid="00450bbc"/>
    </style:style>
    <style:style style:name="P25" style:family="paragraph" style:parent-style-name="Text_20_body" style:list-style-name="L1">
      <style:text-properties fo:color="#ff6600" style:font-name="Ubuntu1" fo:font-size="14pt" fo:font-style="normal" fo:font-weight="bold" officeooo:rsid="0031704d" officeooo:paragraph-rsid="00378e20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ext_20_body" style:list-style-name="L1">
      <style:text-properties fo:color="#ff6600" style:font-name="Ubuntu1" fo:font-size="12pt" fo:font-style="normal" fo:font-weight="normal" officeooo:rsid="0031704d" officeooo:paragraph-rsid="0031704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 style:list-style-name="L1">
      <style:text-properties fo:color="#ff6600" style:font-name="Ubuntu1" fo:font-size="12pt" fo:font-style="normal" fo:font-weight="normal" officeooo:rsid="00422513" officeooo:paragraph-rsid="0042251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3">
      <style:text-properties style:font-name="Ubuntu1" fo:font-size="12pt" fo:font-weight="normal" officeooo:rsid="0033f064" officeooo:paragraph-rsid="0033f064" style:font-size-asian="12pt" style:font-weight-asian="normal" style:font-size-complex="12pt" style:font-weight-complex="normal"/>
    </style:style>
    <style:style style:name="P29" style:family="paragraph" style:parent-style-name="Heading_20_3">
      <style:text-properties fo:color="#000000" style:font-name="Ubuntu1" fo:font-size="12pt" fo:font-style="normal" fo:font-weight="normal" officeooo:rsid="000caeee" officeooo:paragraph-rsid="00198a3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ff66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color="#ff6600" fo:font-size="16pt" style:text-underline-style="solid" style:text-underline-width="auto" style:text-underline-color="font-color" fo:font-weight="bold" officeooo:rsid="00282c04" style:font-size-asian="16pt" style:font-weight-asian="bold" style:font-size-complex="16pt" style:font-weight-complex="bold"/>
    </style:style>
    <style:style style:name="T3" style:family="text">
      <style:text-properties officeooo:rsid="0034185c"/>
    </style:style>
    <style:style style:name="T4" style:family="text">
      <style:text-properties officeooo:rsid="00378e20"/>
    </style:style>
    <style:style style:name="T5" style:family="text">
      <style:text-properties officeooo:rsid="00392ad2"/>
    </style:style>
    <style:style style:name="T6" style:family="text">
      <style:text-properties officeooo:rsid="003b4af4"/>
    </style:style>
    <style:style style:name="T7" style:family="text">
      <style:text-properties officeooo:rsid="004159da"/>
    </style:style>
    <style:style style:name="T8" style:family="text">
      <style:text-properties fo:color="#000000" style:font-name="Ubuntu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Ubuntu1" fo:font-size="12pt" fo:font-style="normal" fo:font-weight="normal" officeooo:rsid="0031704d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Ubuntu1" fo:font-size="12pt" fo:font-style="normal" fo:font-weight="normal" officeooo:rsid="0034185c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Ubuntu1" fo:font-size="12pt" fo:font-style="normal" fo:font-weight="normal" officeooo:rsid="00444d73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Ubuntu1" fo:font-size="12pt" fo:font-style="normal" fo:font-weight="normal" officeooo:rsid="0045462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officeooo:rsid="00454620"/>
    </style:style>
    <style:style style:name="T14" style:family="text">
      <style:text-properties officeooo:rsid="004713d2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 text:c="111"/></text:p>
      <text:p text:style-name="Standard"><text:s text:c="81"/></text:p>
      <text:p text:style-name="P2"/>
      <text:p text:style-name="P3"/>
      <text:p text:style-name="P4"><text:span text:style-name="T2">K</text:span><text:span text:style-name="T1">onzept „Engelsberg im Fokus“</text:span></text:p>
      <text:h text:style-name="P28" text:outline-level="3">Folgende Stichpunkte sollen für die Recherchen herangezogen werden:</text:h>
      <text:h text:style-name="P29" text:outline-level="3"><text:s/></text:h>
      <text:list xml:id="list5377569607778303087" text:style-name="L1">
        <text:list-item>
          <text:p text:style-name="P10">Allgemeines</text:p>
          <text:p text:style-name="P17">Finanz-, <text:s/>Umlage- und Steuerkraft</text:p>
        </text:list-item>
        <text:list-item>
          <text:p text:style-name="P18">Energie und Fernwärme </text:p>
          <text:p text:style-name="P18"><text:span text:style-name="T14">(</text:span>Anm.: regenerative Energie aus Hackschnitzel, Abwärme aus Biogasanlage und als Redundanz Ölkessel, Auszeichnung „Bioenergiedorf 2016, es wird mehr regenerativer Strom erzeugt als verbraucht wird)</text:p>
        </text:list-item>
        <text:list-item>
          <text:p text:style-name="P11">Wirtschaft -</text:p>
          <text:p text:style-name="P11"><text:s/>„<text:span text:style-name="T4">Ist Engelsberg ein attraktiver Standort?“</text:span></text:p>
          <text:p text:style-name="P19">Beurteilung <text:span text:style-name="T3">und Aufzählung </text:span>der bestehenden Firmen/Betriebe <text:span text:style-name="T3">(„Wirtschaftsstärke der Gemeinde“)</text:span></text:p>
          <text:p text:style-name="P19">Bedingungen für Betriebe (Gewerbeflächen, Anbindungen)</text:p>
          <text:p text:style-name="P19">Bedingungen für Arbeitnehmer (Pendler, etc)</text:p>
          <text:p text:style-name="P19">Breitbandversorgung u.ä.</text:p>
          <text:p text:style-name="P20">Kaufkraftentwicklung</text:p>
          <text:p text:style-name="P20">Landwirtschaft</text:p>
        </text:list-item>
        <text:list-item>
          <text:p text:style-name="P12">Tourismus -</text:p>
          <text:p text:style-name="P12"><text:s/>„<text:span text:style-name="T6">Urlaub machen in Engelsberg?“</text:span></text:p>
        </text:list-item>
      </text:list>
      <text:p text:style-name="P14"/>
      <text:p text:style-name="P14"/>
      <text:list xml:id="list85830568927814" text:continue-numbering="true" text:style-name="L1">
        <text:list-item>
          <text:p text:style-name="P11"><text:soft-page-break/>Leben/Wohnen/Familie/Freizeit -</text:p>
          <text:p text:style-name="P11"><text:s/>„<text:span text:style-name="T4">Wie lebt es sich in Engelsberg?“</text:span></text:p>
        </text:list-item>
        <text:list-item>
          <text:p text:style-name="P17">Infrastruktur (Anm.: gut, auch im Außenbereich)</text:p>
        </text:list-item>
        <text:list-item>
          <text:p text:style-name="P19"><text:span text:style-name="T7">Krippe, </text:span>Kindergarten, Hort, Schule</text:p>
          <text:p text:style-name="P19"><text:s/><text:span text:style-name="T7">(Anm.: gebührenfreier Kindergarten, Kindergrippe mit 12 Betreuungsplätzen, ehrenamtliche Kinderbetreuung)</text:span></text:p>
          <text:p text:style-name="P19">Verbindungen zu weiterführenden Schulen</text:p>
          <text:p text:style-name="P19">Freizeiteinrichtungen <text:span text:style-name="T3">und</text:span> -möglichkeiten (Schwimmbad, Seen, Rad- und Wanderwege, etc), Sportmöglichkeiten</text:p>
          <text:p text:style-name="P21"/>
        </text:list-item>
        <text:list-item>
          <text:p text:style-name="P21">„Versorgung“: Arzt, Apotheke, Einkaufsmöglichkeiten, Gastronomie</text:p>
          <text:p text:style-name="P22">soziale Einrichtungen</text:p>
          <text:p text:style-name="P20">Kirchen</text:p>
          <text:p text:style-name="P21">Aufnahme von „Neubürgern“</text:p>
          <text:p text:style-name="P19">Altersstruktur - „<text:span text:style-name="T5">jung und alt“ (Anm.: Seniorenbetreuung!</text:span></text:p>
          <text:p text:style-name="P23">Bauland <text:span text:style-name="T7">(Anm.: Baukindergeld bei Grundstückserwerb)</text:span></text:p>
          <text:p text:style-name="P23">Energieversorgung</text:p>
        </text:list-item>
        <text:list-item>
          <text:p text:style-name="P11">Kultur - „<text:span text:style-name="T3">Dorfkultur“ -</text:span></text:p>
          <text:p text:style-name="P15"><text:s/>„Hat Engelsberg `gewachsene‘ Strukturen?“</text:p>
          <text:p text:style-name="P19">Einrichtungen</text:p>
          <text:p text:style-name="P19">Vereinsleben</text:p>
          <text:p text:style-name="P19">Veranstaltungen</text:p>
        </text:list-item>
        <text:list-item>
          <text:p text:style-name="P25">Migration - </text:p>
          <text:p text:style-name="P25">„<text:span text:style-name="T4">Ist die Integration der Flüchtlinge in Engelsberg gelungen?“</text:span></text:p>
          <text:p text:style-name="P26">Auswirkungen auf Ort</text:p>
          <text:p text:style-name="P27"/>
          <text:p text:style-name="P27"><text:soft-page-break/>(Anm.: Engelsberg hat seit knapp 40 Jahren Flüchtlinge und Asylbewerber, großes ehrenamtl. Engagement) </text:p>
          <text:p text:style-name="P27"/>
        </text:list-item>
        <text:list-item>
          <text:p text:style-name="P13">Zukunft -</text:p>
          <text:p text:style-name="P16">„Engelsberg im Jahr 3000“</text:p>
        </text:list-item>
        <text:list-item>
          <text:p text:style-name="P9"><text:span text:style-name="T9">Zuzug/Wegzug – </text:span><text:span text:style-name="T10">demographische Entwicklung</text:span></text:p>
        </text:list-item>
        <text:list-item>
          <text:p text:style-name="P9"><text:span text:style-name="T10">„</text:span><text:span text:style-name="T11">Altenkonzept“ - </text:span><text:span text:style-name="T12">Seniorenprojekt</text:span></text:p>
        </text:list-item>
        <text:list-item>
          <text:p text:style-name="P24"><text:span text:style-name="T11">F</text:span><text:span text:style-name="T8">ernwärmeprojekt</text:span></text:p>
        </text:list-item>
      </text:list>
      <text:p text:style-name="P5"/>
      <text:p text:style-name="P6">cs, <text:span text:style-name="T13">Juli 2018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Mangal1" svg:font-family="Mangal"/>
    <style:font-face style:name="Minion Pro" svg:font-family="'Minion Pro'"/>
    <style:font-face style:name="OpenSymbol" svg:font-family="OpenSymbol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buntu" svg:font-family="Ubuntu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10000000000009B100000DB4E30D544CFA8F6193.png" xlink:type="simple" xlink:show="embed" xlink:actuate="onLoad"/>
    <draw:fill-image draw:name="Bitmap_20_2" draw:display-name="Bitmap 2" xlink:href="Pictures/10000000000009B100000DB472F77CDA8646D6B0.png" xlink:type="simple" xlink:show="embed" xlink:actuate="onLoad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cfe7f5"/>
      <style:paragraph-properties fo:line-height="130%" style:page-number="auto" fo:background-color="transparent" style:shadow="none">
        <style:tab-stops/>
      </style:paragraph-properties>
      <style:text-properties style:font-name="Ubuntu" fo:font-family="Ubuntu" style:font-style-name="Standard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_5b_Kein_20_Absatzformat_5d_" style:display-name="[Kein Absatzformat]" style:family="paragraph">
      <style:paragraph-properties fo:margin-left="0cm" fo:margin-right="0cm" fo:margin-top="0cm" fo:margin-bottom="0cm" loext:contextual-spacing="false" fo:line-height="120%" fo:text-align="start" style:justify-single-word="false" fo:text-indent="0cm" style:auto-text-indent="false" style:text-autospace="none" style:vertical-align="middle" style:writing-mode="lr-tb"/>
      <style:text-properties fo:color="#000000" style:text-line-through-style="none" style:text-line-through-type="none" style:text-position="0% 100%" style:font-name="Minion Pro" fo:font-family="'Minion Pro'" fo:font-size="12pt" fo:letter-spacing="normal" fo:language="de" fo:country="DE" fo:font-style="normal" style:text-underline-style="none" fo:font-weight="normal" style:font-name-asian="Minion Pro" style:font-family-asian="'Minion Pro'" style:font-size-asian="12pt" style:font-style-asian="normal" style:font-weight-asian="normal" style:font-name-complex="Minion Pro" style:font-family-complex="'Minion Pro'" style:font-size-complex="12pt" style:font-style-complex="normal" style:font-weight-complex="normal" style:text-emphasize="none" style:text-scale="100%"/>
    </style:style>
    <style:style style:name="_5b_Einf._20_Abs._5d_" style:display-name="[Einf. Abs.]" style:family="paragraph" style:parent-style-name="_5b_Kein_20_Absatzformat_5d_"/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ffffff" fo:padding-top="5.001cm" fo:padding-bottom="3cm" fo:padding-left="2.499cm" fo:padding-right="1cm" style:shadow="none" style:writing-mode="lr-tb" draw:fill="bitmap" draw:fill-image-name="Bitmap_20_1" style:repeat="stretch" draw:fill-image-ref-point="top-left" style:footnote-max-height="0cm">
        <style:background-image xlink:href="Pictures/10000000000009B100000DB4E30D544CFA8F6193.pn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order="0.06pt solid #ffffff" fo:padding-top="4.001cm" fo:padding-bottom="3cm" fo:padding-left="2.499cm" fo:padding-right="1cm" style:shadow="none" style:writing-mode="lr-tb" draw:fill="bitmap" draw:fill-image-name="Bitmap_20_2" style:repeat="stretch" draw:fill-image-ref-point="top-left" style:footnote-max-height="0cm">
        <style:background-image xlink:href="Pictures/10000000000009B100000DB472F77CDA8646D6B0.png" xlink:type="simple" xlink:actuate="onLoad" style:repeat="stretch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Zeitblatt"/>
    <style:master-page style:name="Zeitblatt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1T13:21:37.41</meta:creation-date>
    <dc:date>2018-07-22T08:58:28.628503478</dc:date>
    <meta:editing-duration>PT5H9M55S</meta:editing-duration>
    <meta:editing-cycles>75</meta:editing-cycles>
    <meta:generator>LibreOffice/5.1.6.2$Linux_X86_64 LibreOffice_project/10m0$Build-2</meta:generator>
    <meta:print-date>2017-12-21T19:00:58.428475512</meta:print-date>
    <meta:document-statistic meta:table-count="0" meta:image-count="0" meta:object-count="0" meta:page-count="3" meta:paragraph-count="51" meta:word-count="243" meta:character-count="2016" meta:non-whitespace-character-count="1660"/>
  </office:meta>
</office:document-meta>
</file>